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2pt" style:use-optimal-row-height="true"/>
    </style:style>
    <style:style style:name="AROW-3" style:family="table-row">
      <style:table-row-properties style:row-height="13.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10" table:number-columns-repeated="2"/>
        <table:table-column table:default-cell-style-name="ACE-0" table:style-name="ACOL-0" table:number-columns-repeated="224"/>
        <table:table-column table:style-name="ACOL-0" table:number-columns-repeated="1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02</text:p>
          </table:table-cell>
          <table:table-cell table:style-name="ACE-3" office:value-type="float" office:value="36.149999999999999">
            <text:p>36.15</text:p>
          </table:table-cell>
          <table:table-cell table:style-name="ACE-3" office:value-type="float" office:value="-75.329999999999998">
            <text:p>−75.33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C. virginica dredg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999899999999997">
            <text:p>−34.00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EmeryEtal196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1</text:p>
          </table:table-cell>
          <table:table-cell table:style-name="ACE-3" office:value-type="float" office:value="35.890000000000001">
            <text:p>35.89</text:p>
          </table:table-cell>
          <table:table-cell table:style-name="ACE-3" office:value-type="float" office:value="-75.719999999999999">
            <text:p>−75.72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9077999999999999">
            <text:p>−7.91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709999999999994">
            <text:p>−75.71</text:p>
          </table:table-cell>
          <table:table-cell table:style-name="ACE-0" office:value-type="float" office:value="3610">
            <text:p>3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acom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0058999999999996">
            <text:p>−6.0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5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5">
            <text:p>−75.75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4558999999999997">
            <text:p>−6.4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6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5">
            <text:p>−75.75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9478">
            <text:p>−7.95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7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39999999999995">
            <text:p>−75.74</text:p>
          </table:table-cell>
          <table:table-cell table:style-name="ACE-0" office:value-type="float" office:value="3670">
            <text:p>36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1258999999999997">
            <text:p>−7.1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5598</text:p>
          </table:table-cell>
          <table:table-cell table:style-name="ACE-3" office:value-type="float" office:value="35.920000000000002">
            <text:p>35.92</text:p>
          </table:table-cell>
          <table:table-cell table:style-name="ACE-3" office:value-type="float" office:value="-75.739999999999995">
            <text:p>−75.74</text:p>
          </table:table-cell>
          <table:table-cell table:style-name="ACE-0" office:value-type="float" office:value="3810">
            <text:p>38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assariu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759000000000004">
            <text:p>−7.6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9895</text:p>
          </table:table-cell>
          <table:table-cell table:style-name="ACE-3" office:value-type="float" office:value="35.899999999999999">
            <text:p>35.90</text:p>
          </table:table-cell>
          <table:table-cell table:style-name="ACE-3" office:value-type="float" office:value="-75.730000000000004">
            <text:p>−75.73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558999999999999">
            <text:p>−7.6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3551</text:p>
          </table:table-cell>
          <table:table-cell table:style-name="ACE-3" office:value-type="float" office:value="35.259999999999998">
            <text:p>35.26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1999999999999998">
            <text:p>−0.42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89</text:p>
          </table:table-cell>
          <table:table-cell table:style-name="ACE-3" office:value-type="float" office:value="35.219999999999999">
            <text:p>35.22</text:p>
          </table:table-cell>
          <table:table-cell table:style-name="ACE-3" office:value-type="float" office:value="-75.659999999999997">
            <text:p>−75.66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100000000000003">
            <text:p>−0.66</text:p>
          </table:table-cell>
          <table:table-cell table:style-name="ACE-3" office:value-type="float" office:value="0.53590000000000004">
            <text:p>0.54</text:p>
          </table:table-cell>
          <table:table-cell table:style-name="ACE-3" office:value-type="float" office:value="0.53590000000000004">
            <text:p>0.54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92</text:p>
          </table:table-cell>
          <table:table-cell table:style-name="ACE-3" office:value-type="float" office:value="35.229999999999997">
            <text:p>35.23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6099999999999999">
            <text:p>−0.86</text:p>
          </table:table-cell>
          <table:table-cell table:style-name="ACE-3" office:value-type="float" office:value="0.53590000000000004">
            <text:p>0.54</text:p>
          </table:table-cell>
          <table:table-cell table:style-name="ACE-3" office:value-type="float" office:value="0.53590000000000004">
            <text:p>0.54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87694</text:p>
          </table:table-cell>
          <table:table-cell table:style-name="ACE-3" office:value-type="float" office:value="35.969999999999999">
            <text:p>35.97</text:p>
          </table:table-cell>
          <table:table-cell table:style-name="ACE-3" office:value-type="float" office:value="-75.659999999999997">
            <text:p>−75.66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809999999999999">
            <text:p>−1.78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1993">
            <text:p>0.20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201772</text:p>
          </table:table-cell>
          <table:table-cell table:style-name="ACE-3" office:value-type="float" office:value="35.450000000000003">
            <text:p>35.45</text:p>
          </table:table-cell>
          <table:table-cell table:style-name="ACE-3" office:value-type="float" office:value="-75.489999999999995">
            <text:p>−75.49</text:p>
          </table:table-cell>
          <table:table-cell table:style-name="ACE-0" office:value-type="float" office:value="1760">
            <text:p>17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ione cancellat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.6978">
            <text:p>−3.70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205450</text:p>
          </table:table-cell>
          <table:table-cell table:style-name="ACE-3" office:value-type="float" office:value="35.469999999999999">
            <text:p>35.47</text:p>
          </table:table-cell>
          <table:table-cell table:style-name="ACE-3" office:value-type="float" office:value="-75.530000000000001">
            <text:p>−75.53</text:p>
          </table:table-cell>
          <table:table-cell table:style-name="ACE-0" office:value-type="float" office:value="2070">
            <text:p>20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ione cancellat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9359000000000002">
            <text:p>−4.94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61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055899999999999">
            <text:p>−15.06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66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7060999999999993">
            <text:p>−8.7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1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rassost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6759000000000004">
            <text:p>−6.6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2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4200">
            <text:p>4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yrtopleura_Tegalu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9.1059000000000001">
            <text:p>−9.1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0674</text:p>
          </table:table-cell>
          <table:table-cell table:style-name="ACE-3" office:value-type="float" office:value="36.109999999999999">
            <text:p>36.11</text:p>
          </table:table-cell>
          <table:table-cell table:style-name="ACE-3" office:value-type="float" office:value="-76.069999999999993">
            <text:p>−76.07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yrtopleur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9878">
            <text:p>−8.99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95296</text:p>
          </table:table-cell>
          <table:table-cell table:style-name="ACE-3" office:value-type="float" office:value="35.950000000000003">
            <text:p>35.95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rticulated Crasso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1577999999999999">
            <text:p>−4.16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988</text:p>
          </table:table-cell>
          <table:table-cell table:style-name="ACE-3" office:value-type="float" office:value="35.850000000000001">
            <text:p>35.85</text:p>
          </table:table-cell>
          <table:table-cell table:style-name="ACE-3" office:value-type="float" office:value="-75.620000000000005">
            <text:p>−75.62</text:p>
          </table:table-cell>
          <table:table-cell table:style-name="ACE-0" office:value-type="float" office:value="2505">
            <text:p>25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801">
            <text:p>−1.7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990</text:p>
          </table:table-cell>
          <table:table-cell table:style-name="ACE-3" office:value-type="float" office:value="35.869999999999997">
            <text:p>35.87</text:p>
          </table:table-cell>
          <table:table-cell table:style-name="ACE-3" office:value-type="float" office:value="-75.640000000000001">
            <text:p>−75.64</text:p>
          </table:table-cell>
          <table:table-cell table:style-name="ACE-0" office:value-type="float" office:value="5315">
            <text:p>53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9300999999999999">
            <text:p>−1.9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08</text:p>
          </table:table-cell>
          <table:table-cell table:style-name="ACE-3" office:value-type="float" office:value="35.859999999999999">
            <text:p>35.86</text:p>
          </table:table-cell>
          <table:table-cell table:style-name="ACE-3" office:value-type="float" office:value="-75.629999999999995">
            <text:p>−75.63</text:p>
          </table:table-cell>
          <table:table-cell table:style-name="ACE-0" office:value-type="float" office:value="3545">
            <text:p>354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leoso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801">
            <text:p>−1.7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9253</text:p>
          </table:table-cell>
          <table:table-cell table:style-name="ACE-3" office:value-type="float" office:value="35.869999999999997">
            <text:p>35.87</text:p>
          </table:table-cell>
          <table:table-cell table:style-name="ACE-3" office:value-type="float" office:value="-75.640000000000001">
            <text:p>−75.64</text:p>
          </table:table-cell>
          <table:table-cell table:style-name="ACE-0" office:value-type="float" office:value="2290">
            <text:p>22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7901">
            <text:p>−1.79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2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689999999999998">
            <text:p>−75.69</text:p>
          </table:table-cell>
          <table:table-cell table:style-name="ACE-0" office:value-type="float" office:value="5225">
            <text:p>522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actra_Mercenari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877800000000001">
            <text:p>−11.88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3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689999999999998">
            <text:p>−75.69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Ens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367800000000001">
            <text:p>−13.37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22</text:p>
          </table:table-cell>
          <table:table-cell table:style-name="ACE-3" office:value-type="float" office:value="35.259999999999998">
            <text:p>35.26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205">
            <text:p>2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0599999999999996">
            <text:p>−0.71</text:p>
          </table:table-cell>
          <table:table-cell table:style-name="ACE-3" office:value-type="float" office:value="0.70030000000000003">
            <text:p>0.70</text:p>
          </table:table-cell>
          <table:table-cell table:style-name="ACE-3" office:value-type="float" office:value="0.70030000000000003">
            <text:p>0.70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90</text:p>
          </table:table-cell>
          <table:table-cell table:style-name="ACE-3" office:value-type="float" office:value="35.649999999999999">
            <text:p>35.65</text:p>
          </table:table-cell>
          <table:table-cell table:style-name="ACE-3" office:value-type="float" office:value="-75.459999999999994">
            <text:p>−75.46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2499999999999999">
            <text:p>−0.42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792</text:p>
          </table:table-cell>
          <table:table-cell table:style-name="ACE-3" office:value-type="float" office:value="35.159999999999997">
            <text:p>35.16</text:p>
          </table:table-cell>
          <table:table-cell table:style-name="ACE-3" office:value-type="float" office:value="-75.310000000000002">
            <text:p>−75.31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53390000000000004">
            <text:p>0.53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3608</text:p>
          </table:table-cell>
          <table:table-cell table:style-name="ACE-3" office:value-type="float" office:value="35.520000000000003">
            <text:p>35.52</text:p>
          </table:table-cell>
          <table:table-cell table:style-name="ACE-3" office:value-type="float" office:value="-75.480000000000004">
            <text:p>−75.48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hione cancellat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9058999999999999">
            <text:p>−2.9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4058</text:p>
          </table:table-cell>
          <table:table-cell table:style-name="ACE-3" office:value-type="float" office:value="35.520000000000003">
            <text:p>35.52</text:p>
          </table:table-cell>
          <table:table-cell table:style-name="ACE-3" office:value-type="float" office:value="-75.480000000000004">
            <text:p>−75.48</text:p>
          </table:table-cell>
          <table:table-cell table:style-name="ACE-0" office:value-type="float" office:value="265">
            <text:p>2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4100000000000004">
            <text:p>−0.54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1993">
            <text:p>0.20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500000000000005">
            <text:p>−0.56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35">
            <text:p>−1.14</text:p>
          </table:table-cell>
          <table:table-cell table:style-name="ACE-3" office:value-type="float" office:value="0.19980000000000001">
            <text:p>0.20</text:p>
          </table:table-cell>
          <table:table-cell table:style-name="ACE-3" office:value-type="float" office:value="0.19980000000000001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8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520">
            <text:p>15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35">
            <text:p>−1.83</text:p>
          </table:table-cell>
          <table:table-cell table:style-name="ACE-3" office:value-type="float" office:value="0.5363">
            <text:p>0.54</text:p>
          </table:table-cell>
          <table:table-cell table:style-name="ACE-3" office:value-type="float" office:value="0.5363">
            <text:p>0.54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69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920">
            <text:p>19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749999999999999">
            <text:p>−2.27</text:p>
          </table:table-cell>
          <table:table-cell table:style-name="ACE-3" office:value-type="float" office:value="0.2009">
            <text:p>0.20</text:p>
          </table:table-cell>
          <table:table-cell table:style-name="ACE-3" office:value-type="float" office:value="0.2009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70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75">
            <text:p>−2.38</text:p>
          </table:table-cell>
          <table:table-cell table:style-name="ACE-3" office:value-type="float" office:value="0.20100000000000001">
            <text:p>0.20</text:p>
          </table:table-cell>
          <table:table-cell table:style-name="ACE-3" office:value-type="float" office:value="0.20100000000000001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07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20">
            <text:p>24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949999999999998">
            <text:p>−2.69</text:p>
          </table:table-cell>
          <table:table-cell table:style-name="ACE-3" office:value-type="float" office:value="0.2016">
            <text:p>0.20</text:p>
          </table:table-cell>
          <table:table-cell table:style-name="ACE-3" office:value-type="float" office:value="0.2016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4326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70">
            <text:p>24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950000000000001">
            <text:p>−3.00</text:p>
          </table:table-cell>
          <table:table-cell table:style-name="ACE-3" office:value-type="float" office:value="0.2021">
            <text:p>0.20</text:p>
          </table:table-cell>
          <table:table-cell table:style-name="ACE-3" office:value-type="float" office:value="0.2021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0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950000000000001">
            <text:p>−2.50</text:p>
          </table:table-cell>
          <table:table-cell table:style-name="ACE-3" office:value-type="float" office:value="0.20119999999999999">
            <text:p>0.20</text:p>
          </table:table-cell>
          <table:table-cell table:style-name="ACE-3" office:value-type="float" office:value="0.2011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600">
            <text:p>16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850000000000001">
            <text:p>−1.99</text:p>
          </table:table-cell>
          <table:table-cell table:style-name="ACE-3" office:value-type="float" office:value="0.2006">
            <text:p>0.20</text:p>
          </table:table-cell>
          <table:table-cell table:style-name="ACE-3" office:value-type="float" office:value="0.2006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2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050000000000001">
            <text:p>−1.71</text:p>
          </table:table-cell>
          <table:table-cell table:style-name="ACE-3" office:value-type="float" office:value="0.20030000000000001">
            <text:p>0.20</text:p>
          </table:table-cell>
          <table:table-cell table:style-name="ACE-3" office:value-type="float" office:value="0.20030000000000001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71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950000000000001">
            <text:p>−1.50</text:p>
          </table:table-cell>
          <table:table-cell table:style-name="ACE-3" office:value-type="float" office:value="0.2001">
            <text:p>0.20</text:p>
          </table:table-cell>
          <table:table-cell table:style-name="ACE-3" office:value-type="float" office:value="0.2001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89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999999999999999">
            <text:p>−1.40</text:p>
          </table:table-cell>
          <table:table-cell table:style-name="ACE-3" office:value-type="float" office:value="0.20000000000000001">
            <text:p>0.20</text:p>
          </table:table-cell>
          <table:table-cell table:style-name="ACE-3" office:value-type="float" office:value="0.20000000000000001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89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500000000000005">
            <text:p>−0.81</text:p>
          </table:table-cell>
          <table:table-cell table:style-name="ACE-3" office:value-type="float" office:value="0.1996">
            <text:p>0.20</text:p>
          </table:table-cell>
          <table:table-cell table:style-name="ACE-3" office:value-type="float" office:value="0.1996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901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49999999999999">
            <text:p>−1.25</text:p>
          </table:table-cell>
          <table:table-cell table:style-name="ACE-3" office:value-type="float" office:value="0.19989999999999999">
            <text:p>0.20</text:p>
          </table:table-cell>
          <table:table-cell table:style-name="ACE-3" office:value-type="float" office:value="0.1998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8902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315">
            <text:p>31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8500000000000005">
            <text:p>−0.69</text:p>
          </table:table-cell>
          <table:table-cell table:style-name="ACE-3" office:value-type="float" office:value="0.1996">
            <text:p>0.20</text:p>
          </table:table-cell>
          <table:table-cell table:style-name="ACE-3" office:value-type="float" office:value="0.1996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2716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65">
            <text:p>−2.67</text:p>
          </table:table-cell>
          <table:table-cell table:style-name="ACE-3" office:value-type="float" office:value="0.2014">
            <text:p>0.20</text:p>
          </table:table-cell>
          <table:table-cell table:style-name="ACE-3" office:value-type="float" office:value="0.2014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7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615">
            <text:p>6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6500000000000001">
            <text:p>−0.77</text:p>
          </table:table-cell>
          <table:table-cell table:style-name="ACE-3" office:value-type="float" office:value="0.19950000000000001">
            <text:p>0.20</text:p>
          </table:table-cell>
          <table:table-cell table:style-name="ACE-3" office:value-type="float" office:value="0.19950000000000001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8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849999999999999">
            <text:p>−2.48</text:p>
          </table:table-cell>
          <table:table-cell table:style-name="ACE-3" office:value-type="float" office:value="0.2011">
            <text:p>0.20</text:p>
          </table:table-cell>
          <table:table-cell table:style-name="ACE-3" office:value-type="float" office:value="0.2011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689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749999999999998">
            <text:p>−2.67</text:p>
          </table:table-cell>
          <table:table-cell table:style-name="ACE-3" office:value-type="float" office:value="0.2014">
            <text:p>0.20</text:p>
          </table:table-cell>
          <table:table-cell table:style-name="ACE-3" office:value-type="float" office:value="0.2014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4813</text:p>
          </table:table-cell>
          <table:table-cell table:style-name="ACE-3" office:value-type="float" office:value="35.880000000000003">
            <text:p>35.88</text:p>
          </table:table-cell>
          <table:table-cell table:style-name="ACE-3" office:value-type="float" office:value="-75.680000000000007">
            <text:p>−75.68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15">
            <text:p>−1.42</text:p>
          </table:table-cell>
          <table:table-cell table:style-name="ACE-3" office:value-type="float" office:value="0.19989999999999999">
            <text:p>0.20</text:p>
          </table:table-cell>
          <table:table-cell table:style-name="ACE-3" office:value-type="float" office:value="0.1998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68060</text:p>
          </table:table-cell>
          <table:table-cell table:style-name="ACE-3" office:value-type="float" office:value="36.020000000000003">
            <text:p>36.02</text:p>
          </table:table-cell>
          <table:table-cell table:style-name="ACE-3" office:value-type="float" office:value="-75.719999999999999">
            <text:p>−75.72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5.365">
            <text:p>−15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68063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0000000000003">
            <text:p>−75.70</text:p>
          </table:table-cell>
          <table:table-cell table:style-name="ACE-0" office:value-type="float" office:value="9720">
            <text:p>97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370000000000001">
            <text:p>−30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6174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9999999999994">
            <text:p>−75.71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5.759999999999998">
            <text:p>−35.76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6176</text:p>
          </table:table-cell>
          <table:table-cell table:style-name="ACE-3" office:value-type="float" office:value="36.049999999999997">
            <text:p>36.05</text:p>
          </table:table-cell>
          <table:table-cell table:style-name="ACE-3" office:value-type="float" office:value="-75.700000000000003">
            <text:p>−75.70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370000000000001">
            <text:p>−30.37</text:p>
          </table:table-cell>
          <table:table-cell table:style-name="ACE-3" office:value-type="float" office:value="1.1000000000000001">
            <text:p>1.10</text:p>
          </table:table-cell>
          <table:table-cell table:style-name="ACE-3" office:value-type="float" office:value="1.1000000000000001">
            <text:p>1.10</text:p>
          </table:table-cell>
          <table:table-cell table:style-name="ACE-0" office:value-type="string">
            <text:p>Mallins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orthern_North_Carolina-1</text:p>
          </table:table-cell>
          <table:table-cell table:style-name="ACE-3" office:value-type="float" office:value="35.75">
            <text:p>35.75</text:p>
          </table:table-cell>
          <table:table-cell table:style-name="ACE-3" office:value-type="float" office:value="-75.319999999999993">
            <text:p>−75.32</text:p>
          </table:table-cell>
          <table:table-cell table:style-name="ACE-0" office:value-type="float" office:value="5618">
            <text:p>5618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Donax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9999">
            <text:p>−24.00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ears197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5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8210">
            <text:p>8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479900000000001">
            <text:p>−18.4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6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8980">
            <text:p>89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979900000000001">
            <text:p>−24.9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198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379899999999999">
            <text:p>−13.3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9293</text:p>
          </table:table-cell>
          <table:table-cell table:style-name="ACE-3" office:value-type="float" office:value="35.460000000000001">
            <text:p>35.46</text:p>
          </table:table-cell>
          <table:table-cell table:style-name="ACE-3" office:value-type="float" office:value="-75.569999999999993">
            <text:p>−75.57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trico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379899999999999">
            <text:p>−18.38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Stanton2008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15-01</text:p>
          </table:table-cell>
          <table:table-cell table:style-name="ACE-0" office:value-type="float" office:value="35.737000000000002">
            <text:p>35.737</text:p>
          </table:table-cell>
          <table:table-cell table:style-name="ACE-0" office:value-type="float" office:value="-76.534000000000006">
            <text:p>−76.534</text:p>
          </table:table-cell>
          <table:table-cell table:style-name="ACE-0" office:value-type="float" office:value="40000">
            <text:p>40000</text:p>
          </table:table-cell>
          <table:table-cell table:style-name="ACE-0" office:value-type="float" office:value="4300">
            <text:p>4300</text:p>
          </table:table-cell>
          <table:table-cell table:style-name="ACE-0" office:value-type="string">
            <text:p>Shelly muddy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ELP-05</text:p>
          </table:table-cell>
          <table:table-cell table:style-name="ACE-0" office:value-type="float" office:value="35.856999999999999">
            <text:p>35.857</text:p>
          </table:table-cell>
          <table:table-cell table:style-name="ACE-0" office:value-type="float" office:value="-75.951999999999998">
            <text:p>−75.952</text:p>
          </table:table-cell>
          <table:table-cell table:style-name="ACE-0" office:value-type="float" office:value="66900">
            <text:p>66900</text:p>
          </table:table-cell>
          <table:table-cell table:style-name="ACE-0" office:value-type="float" office:value="6700">
            <text:p>6700</text:p>
          </table:table-cell>
          <table:table-cell table:style-name="ACE-0" office:value-type="string">
            <text:p>Laminated mu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DR-2</text:p>
          </table:table-cell>
          <table:table-cell table:style-name="ACE-0" office:value-type="float" office:value="35.93">
            <text:p>35.93</text:p>
          </table:table-cell>
          <table:table-cell table:style-name="ACE-0" office:value-type="float" office:value="-76.165000000000006">
            <text:p>−76.165</text:p>
          </table:table-cell>
          <table:table-cell table:style-name="ACE-0" office:value-type="float" office:value="62000">
            <text:p>62000</text:p>
          </table:table-cell>
          <table:table-cell table:style-name="ACE-0" office:value-type="float" office:value="12000">
            <text:p>12000</text:p>
          </table:table-cell>
          <table:table-cell table:style-name="ACE-0" office:value-type="string">
            <text:p>Laminated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RI-03</text:p>
          </table:table-cell>
          <table:table-cell table:style-name="ACE-0" office:value-type="float" office:value="35.939">
            <text:p>35.939</text:p>
          </table:table-cell>
          <table:table-cell table:style-name="ACE-0" office:value-type="float" office:value="-75.718000000000004">
            <text:p>−75.718</text:p>
          </table:table-cell>
          <table:table-cell table:style-name="ACE-0" office:value-type="float" office:value="55400">
            <text:p>55400</text:p>
          </table:table-cell>
          <table:table-cell table:style-name="ACE-0" office:value-type="float" office:value="7200">
            <text:p>72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llinsonEtal2008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TCK-17</text:p>
          </table:table-cell>
          <table:table-cell table:style-name="ACE-0" office:value-type="float" office:value="36.270000000000003">
            <text:p>36.27</text:p>
          </table:table-cell>
          <table:table-cell table:style-name="ACE-0" office:value-type="float" office:value="-75.911000000000001">
            <text:p>−75.911</text:p>
          </table:table-cell>
          <table:table-cell table:style-name="ACE-0" office:value-type="float" office:value="54300">
            <text:p>54300</text:p>
          </table:table-cell>
          <table:table-cell table:style-name="ACE-0" office:value-type="float" office:value="6700">
            <text:p>67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34499999999999997">
            <text:p>0.34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llinsonEtal2008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TCK-19</text:p>
          </table:table-cell>
          <table:table-cell table:style-name="ACE-0" office:value-type="float" office:value="36.335000000000001">
            <text:p>36.335</text:p>
          </table:table-cell>
          <table:table-cell table:style-name="ACE-0" office:value-type="float" office:value="-75.906999999999996">
            <text:p>−75.907</text:p>
          </table:table-cell>
          <table:table-cell table:style-name="ACE-0" office:value-type="float" office:value="45300">
            <text:p>45300</text:p>
          </table:table-cell>
          <table:table-cell table:style-name="ACE-0" office:value-type="float" office:value="4300">
            <text:p>43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2599999999999996">
            <text:p>0.82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llinsonEtal2008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S-02</text:p>
          </table:table-cell>
          <table:table-cell table:style-name="ACE-0" office:value-type="float" office:value="36.343000000000004">
            <text:p>36.343</text:p>
          </table:table-cell>
          <table:table-cell table:style-name="ACE-0" office:value-type="float" office:value="-76.063999999999993">
            <text:p>−76.064</text:p>
          </table:table-cell>
          <table:table-cell table:style-name="ACE-0" office:value-type="float" office:value="46400">
            <text:p>46400</text:p>
          </table:table-cell>
          <table:table-cell table:style-name="ACE-0" office:value-type="float" office:value="2500">
            <text:p>25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llinsonEtal2008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S-03</text:p>
          </table:table-cell>
          <table:table-cell table:style-name="ACE-0" office:value-type="float" office:value="36.343000000000004">
            <text:p>36.343</text:p>
          </table:table-cell>
          <table:table-cell table:style-name="ACE-0" office:value-type="float" office:value="-76.063999999999993">
            <text:p>−76.064</text:p>
          </table:table-cell>
          <table:table-cell table:style-name="ACE-0" office:value-type="float" office:value="48900">
            <text:p>48900</text:p>
          </table:table-cell>
          <table:table-cell table:style-name="ACE-0" office:value-type="float" office:value="10900">
            <text:p>10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llinsonEtal2008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YK-01</text:p>
          </table:table-cell>
          <table:table-cell table:style-name="ACE-0" office:value-type="float" office:value="36.531999999999996">
            <text:p>36.532</text:p>
          </table:table-cell>
          <table:table-cell table:style-name="ACE-0" office:value-type="float" office:value="-76.177000000000007">
            <text:p>−76.177</text:p>
          </table:table-cell>
          <table:table-cell table:style-name="ACE-0" office:value-type="float" office:value="45800">
            <text:p>45800</text:p>
          </table:table-cell>
          <table:table-cell table:style-name="ACE-0" office:value-type="float" office:value="4300">
            <text:p>4300</text:p>
          </table:table-cell>
          <table:table-cell table:style-name="ACE-0" office:value-type="string">
            <text:p>Shelly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tp-1</text:p>
          </table:table-cell>
          <table:table-cell table:style-name="ACE-0" office:value-type="float" office:value="36.576999999999998">
            <text:p>36.577</text:p>
          </table:table-cell>
          <table:table-cell table:style-name="ACE-0" office:value-type="float" office:value="-76.037000000000006">
            <text:p>−76.037</text:p>
          </table:table-cell>
          <table:table-cell table:style-name="ACE-0" office:value-type="float" office:value="39600">
            <text:p>39600</text:p>
          </table:table-cell>
          <table:table-cell table:style-name="ACE-0" office:value-type="float" office:value="6600">
            <text:p>66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tp-2</text:p>
          </table:table-cell>
          <table:table-cell table:style-name="ACE-0" office:value-type="float" office:value="36.576999999999998">
            <text:p>36.577</text:p>
          </table:table-cell>
          <table:table-cell table:style-name="ACE-0" office:value-type="float" office:value="-76.037000000000006">
            <text:p>−76.037</text:p>
          </table:table-cell>
          <table:table-cell table:style-name="ACE-0" office:value-type="float" office:value="44400">
            <text:p>44400</text:p>
          </table:table-cell>
          <table:table-cell table:style-name="ACE-0" office:value-type="float" office:value="5200">
            <text:p>52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25-01</text:p>
          </table:table-cell>
          <table:table-cell table:style-name="ACE-0" office:value-type="float" office:value="36.698999999999998">
            <text:p>36.699</text:p>
          </table:table-cell>
          <table:table-cell table:style-name="ACE-0" office:value-type="float" office:value="-76.358999999999995">
            <text:p>−76.359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3600">
            <text:p>3600</text:p>
          </table:table-cell>
          <table:table-cell table:style-name="ACE-0" office:value-type="string">
            <text:p>Shelly muddy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23-01</text:p>
          </table:table-cell>
          <table:table-cell table:style-name="ACE-0" office:value-type="float" office:value="36.716999999999999">
            <text:p>36.717</text:p>
          </table:table-cell>
          <table:table-cell table:style-name="ACE-0" office:value-type="float" office:value="-76.528999999999996">
            <text:p>−76.529</text:p>
          </table:table-cell>
          <table:table-cell table:style-name="ACE-0" office:value-type="float" office:value="31800">
            <text:p>318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499999999999999">
            <text:p>3.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U-series</text:p>
          </table:table-cell>
          <table:table-cell table:style-name="ACE-0" office:value-type="string">
            <text:p>C-2</text:p>
          </table:table-cell>
          <table:table-cell table:style-name="ACE-0" office:value-type="float" office:value="36.741999999999997">
            <text:p>36.742</text:p>
          </table:table-cell>
          <table:table-cell table:style-name="ACE-0" office:value-type="float" office:value="-76.188000000000002">
            <text:p>−76.188</text:p>
          </table:table-cell>
          <table:table-cell table:style-name="ACE-0" office:value-type="float" office:value="73000">
            <text:p>73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Astrangia</text:p>
          </table:table-cell>
          <table:table-cell table:style-name="ACE-0" office:value-type="string">
            <text:p>U-series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ixonEtal1982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U-series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6.787999999999997">
            <text:p>36.788</text:p>
          </table:table-cell>
          <table:table-cell table:style-name="ACE-0" office:value-type="float" office:value="-76.195999999999998">
            <text:p>−76.196</text:p>
          </table:table-cell>
          <table:table-cell table:style-name="ACE-0" office:value-type="float" office:value="75000">
            <text:p>75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Astrangia</text:p>
          </table:table-cell>
          <table:table-cell table:style-name="ACE-0" office:value-type="string">
            <text:p>U-series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CroninEtal1981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63816</text:p>
          </table:table-cell>
          <table:table-cell table:style-name="ACE-0" office:value-type="float" office:value="35.439">
            <text:p>35.439</text:p>
          </table:table-cell>
          <table:table-cell table:style-name="ACE-0" office:value-type="float" office:value="-75.486000000000004">
            <text:p>−75.486</text:p>
          </table:table-cell>
          <table:table-cell table:style-name="ACE-0" office:value-type="float" office:value="43200">
            <text:p>43200</text:p>
          </table:table-cell>
          <table:table-cell table:style-name="ACE-0" office:value-type="float" office:value="480">
            <text:p>480</text:p>
          </table:table-cell>
          <table:table-cell table:style-name="ACE-0" office:value-type="string">
            <text:p>Mercenaria merc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25">
            <text:p>−16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CulverEtal2011</text:p>
          </table:table-cell>
          <table:table-cell table:number-columns-repeated="240" table:style-name="ACE-0"/>
        </table:table-row>
        <table:table-row table:style-name="AROW-3">
          <table:table-cell table:style-name="ACE-0" office:value-type="string">
            <text:p>Northern_North_Carolin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LD01-02a</text:p>
          </table:table-cell>
          <table:table-cell table:style-name="ACE-0" office:value-type="float" office:value="35.509">
            <text:p>35.509</text:p>
          </table:table-cell>
          <table:table-cell table:style-name="ACE-0" office:value-type="float" office:value="-76.001000000000005">
            <text:p>−76.001</text:p>
          </table:table-cell>
          <table:table-cell table:style-name="ACE-0" office:value-type="float" office:value="74900">
            <text:p>74900</text:p>
          </table:table-cell>
          <table:table-cell table:style-name="ACE-0" office:value-type="float" office:value="8000">
            <text:p>8000</text:p>
          </table:table-cell>
          <table:table-cell table:style-name="ACE-0" office:value-type="string">
            <text:p>Shelly muddy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</text:p>
          </table:table-cell>
          <table:table-cell table:number-columns-repeated="240" table:style-name="ACE-0"/>
        </table:table-row>
        <table:table-row table:style-name="AROW-0" table:number-rows-repeated="29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61">
          <gnm:selection gnm:start-col="0" gnm:start-row="61" gnm:end-col="0" gnm:end-row="7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46:5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